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Microsoft Sans Serif" svg:font-family="'Microsoft Sans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text-properties officeooo:rsid="00066b56" officeooo:paragraph-rsid="00066b56"/>
    </style:style>
    <style:style style:name="P2" style:family="paragraph" style:parent-style-name="Heading_20_1">
      <style:paragraph-properties fo:break-before="page"/>
    </style:style>
    <style:style style:name="P3" style:family="paragraph" style:parent-style-name="Heading_20_1">
      <style:paragraph-properties fo:break-before="page"/>
      <style:text-properties officeooo:rsid="00066498" officeooo:paragraph-rsid="00066498"/>
    </style:style>
    <style:style style:name="P4" style:family="paragraph" style:parent-style-name="Heading_20_2">
      <style:text-properties officeooo:rsid="00066498" officeooo:paragraph-rsid="00066498"/>
    </style:style>
    <style:style style:name="P5" style:family="paragraph" style:parent-style-name="Heading_20_2">
      <style:text-properties officeooo:rsid="000839b5" officeooo:paragraph-rsid="000839b5"/>
    </style:style>
    <style:style style:name="P6" style:family="paragraph" style:parent-style-name="Heading_20_2">
      <style:text-properties style:font-name="Liberation Sans" fo:font-size="16.1000003814697pt" fo:font-weight="bold" officeooo:rsid="000839b5" officeooo:paragraph-rsid="000839b5" style:font-name-asian="Microsoft YaHei" style:font-size-asian="16.1000003814697pt" style:font-weight-asian="bold" style:font-name-complex="Arial" style:font-size-complex="16.1000003814697pt" style:font-weight-complex="bold"/>
    </style:style>
    <style:style style:name="P7" style:family="paragraph" style:parent-style-name="Heading_20_2">
      <style:text-properties officeooo:rsid="000a3314" officeooo:paragraph-rsid="000a3314"/>
    </style:style>
    <style:style style:name="P8" style:family="paragraph" style:parent-style-name="Standard">
      <style:text-properties fo:color="#404040" loext:opacity="100%" style:font-name="Microsoft Sans Serif" fo:font-size="10pt" fo:language="it" fo:country="IT" style:font-size-asian="10pt"/>
    </style:style>
    <style:style style:name="P9" style:family="paragraph" style:parent-style-name="Standard">
      <style:text-properties officeooo:paragraph-rsid="00066498"/>
    </style:style>
    <style:style style:name="P10" style:family="paragraph" style:parent-style-name="Text_20_body">
      <style:text-properties officeooo:rsid="00066b56" officeooo:paragraph-rsid="00066b56"/>
    </style:style>
    <style:style style:name="P11" style:family="paragraph" style:parent-style-name="Text_20_body" style:list-style-name="L1">
      <style:text-properties officeooo:rsid="00066b56" officeooo:paragraph-rsid="00066b56"/>
    </style:style>
    <style:style style:name="P12" style:family="paragraph" style:parent-style-name="Text_20_body">
      <style:text-properties officeooo:rsid="000839b5" officeooo:paragraph-rsid="000839b5"/>
    </style:style>
    <style:style style:name="P13" style:family="paragraph" style:parent-style-name="Text_20_body">
      <style:text-properties officeooo:rsid="000839b5" officeooo:paragraph-rsid="000a3314"/>
    </style:style>
    <style:style style:name="P14" style:family="paragraph" style:parent-style-name="Text_20_body">
      <style:text-properties officeooo:rsid="000a3314" officeooo:paragraph-rsid="000a3314"/>
    </style:style>
    <style:style style:name="P15" style:family="paragraph" style:parent-style-name="Text_20_body">
      <style:text-properties officeooo:rsid="000ac7bc" officeooo:paragraph-rsid="000ac7bc"/>
    </style:style>
    <style:style style:name="T1" style:family="text">
      <style:text-properties fo:color="#404040" loext:opacity="100%" style:font-name="Microsoft Sans Serif" fo:font-size="10pt" fo:language="it" fo:country="IT" style:font-size-asian="10pt"/>
    </style:style>
    <style:style style:name="T2" style:family="text">
      <style:text-properties fo:language="it" fo:country="IT"/>
    </style:style>
    <style:style style:name="T3" style:family="text">
      <style:text-properties officeooo:rsid="000a3314"/>
    </style:style>
    <style:style style:name="T4" style:family="text">
      <style:text-properties officeooo:rsid="000ac7b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Specifica dei requisiti</text:h>
      <text:p text:style-name="P10">Realizzare un software che permetta di catalogare il contenuto di un magazzino, un ufficio o quant'altro si voglia organizzare.</text:p>
      <text:p text:style-name="P10">Gli elementi che devono essere gestiti si dividono in:</text:p>
      <text:list xml:id="list1041589824" text:style-name="L1">
        <text:list-item>
          <text:p text:style-name="P11">oggetti, ovvero tutti gli elementi che <text:span text:style-name="T3">si desidera gestire che non ne possono contenere altri</text:span></text:p>
        </text:list-item>
        <text:list-item>
          <text:p text:style-name="P11">contenitori, ovvero tutti gli elementi che possono contenere oggetti o altri contenitori, come essere contenuti a loro volta</text:p>
        </text:list-item>
      </text:list>
      <text:h text:style-name="P6" text:outline-level="2">Template di oggetti</text:h>
      <text:p text:style-name="P12"><text:span text:style-name="T3">È richiesta</text:span> una pagina o una sezione del programma, in cui sia possibile definire i template degli oggetti, ovvero le tipologie di oggetti che si vogliono gestire nei contenitori.</text:p>
      <text:p text:style-name="P12">Per ogni oggetto è richiesto di definire un tipo, suddiviso in 5 sottotipi: questo per facilitare le ricerche e la catalogazione.</text:p>
      <text:p text:style-name="P12">Ad esempio un multimetro digitale può essere definito con tipo [tipo 1]"strumento di misura",<text:span text:style-name="T3"> gli altri tipi siano nulli, </text:span><text:s/>mentre un cavo può essere definito come [tipo 1]"cavo", [tipo 2]"dati", [tipo 3]"VGA M" (connettore VGA maschio), [tipo 4]"VGA F" (connettore VGA femmina).</text:p>
      <text:p text:style-name="P12">Poi la catalogazione dipende dalle necessità dell'utilizzatore<text:span text:style-name="T3">,</text:span> che avrà comunque piena libertà di usare<text:span text:style-name="T3"> o meno</text:span> i 5 campi. Il tipo da mostrare a video è poi la concatenazione di questi <text:span text:style-name="T3">5 valori</text:span>, se non nulli, alternati a trattini " - ":</text:p>
      <text:p text:style-name="P12">&lt;tipo 1&gt; - &lt;tipo 2&gt; - &lt;tipo 3&gt; - ...</text:p>
      <text:p text:style-name="P12">&lt;tipo 1&gt; non può essere nullo, se un tipo successivo è nullo, tutti i successivi devono essere tali.</text:p>
      <text:p text:style-name="P13">Oltre al tipo, deve poter essere definita una descrizione. </text:p>
      <text:p text:style-name="P13">Il sistema non deve ammettere la definizione di 2 template identici per tipi e descrizione.</text:p>
      <text:p text:style-name="P12">I campi di definizione dei <text:span text:style-name="T3">5 </text:span>sottotipi devono permettere di scegliere tra i valori già in uso: in questo modo non corro il rischio di chiamare tipo 3 "VGA female", quando in precedenza ho usato la notazione "VGA F".</text:p>
      <text:p text:style-name="P12">Per migliorare la fruibilità della pagina, la lista dei template deve poter essere filtrata, impostando dei valori per ognuno dei tipi.</text:p>
      <text:h text:style-name="P5" text:outline-level="2">Definizione dei contenitori</text:h>
      <text:p text:style-name="P12">Deve essere definita una pagina o una sezione del programma, in cui gestire i contenitori.</text:p>
      <text:p text:style-name="P12">Un contenitore deve essere associato a un ID, univoco nel sistema. </text:p>
      <text:p text:style-name="P12">Si possa specificare un tipo, con il sistema che permetta di pescare tra quelli già in uso.</text:p>
      <text:p text:style-name="P12">Si possa specificare una descrizione.</text:p>
      <text:p text:style-name="P12">Un contenitore può essere contenuto in un altro: se lo è, deve essere ben visibile, come devono essere presenti i comandi per scegliere chi lo contiene o resettar<text:span text:style-name="T4">lo</text:span>. Ovviamente il sistema deve <text:soft-page-break/>impedire che siano definite assurdità, tipo ricursioni, come il contenitore A che contiene B che contiene A.</text:p>
      <text:p text:style-name="P12">Un contenitore può contenerne altri: deve essere nuovamente visibile anche questo aspetto, con la possibilità di aggiungere o togliere i contenitori compresi (sempre impedendo di creare loop come descritto pocanzi). È richiesta anche la possibilità di cambiare l'ordine di presentazione dei contenitori contenuti nella loro lista.</text:p>
      <text:p text:style-name="P12">Infine, ma non per importanza, deve essere possibile inserire degli oggetti: un oggetto deve essere creato a partire da un template (quelli definiti in precedenza), al quale può essere associato un serial ID o un ID in genere, una nota e una quantità.</text:p>
      <text:p text:style-name="P12">La quantità può essere un numero, nel qual caso devono essere presenti anche dei bottoni per incrementarlo/decrementarlo facilmente. Ma può anche essere un testo "una scatola", "una risma".</text:p>
      <text:p text:style-name="P12">Nella lista oggetti possono essere presenti più righe con lo stesso tipo, magari perché l'utente vuole specificare delle note, dei seriali o per qualsivoglia necessità lui abbia.</text:p>
      <text:p text:style-name="P12">Editando un template oggetti nella sezione apposita, le variazioni devono essere riflesse a tutti gli oggetti istanziati nei contenitori.<text:span text:style-name="T4"> Ma se i elimina un template, le eventuali istanziazioni nelle scatole devono mantenere di validità (a scelte se impedire la cancellazione dei template in uso o altro modo).</text:span></text:p>
      <text:p text:style-name="P12">Anche per gli oggetti deve essere prevista la possibilità di cambiare l'ordine degli stessi in lista.</text:p>
      <text:p text:style-name="P15">Anche qui deve essere presente un sistema per filtrare i contenitori per tipo.</text:p>
      <text:h text:style-name="P7" text:outline-level="2">Ricerca</text:h>
      <text:p text:style-name="P14">Il fine della catalogazione di contenitori e oggetti, è di permettere di trovare qualcosa facilmente.</text:p>
      <text:p text:style-name="P14">Per questo deve essere prevista la funzionalità di ricerca nella quale, specificando il tipo (suddiviso nelle 5 sezioni definite in precedenza), si possa facilmente ritrovare dove siano presenti degli item rispondenti alle proprie necessità.</text:p>
      <text:p text:style-name="P14">La lista deve proporre tutti gli oggetti<text:span text:style-name="T4"> rispondenti ai criteri di ricerca</text:span>,<text:span text:style-name="T4"> mostrandone le caratteristiche,</text:span> con la specifica di dove essi siano: es. "MAG01 \ ARM02 \ SC03", dove l'utente con MAG01 ha battezzato l'ID di un magazzino, con ARM02 un armadio contenuti in esso e con SC03 uno scatolone.</text:p>
      <text:p text:style-name="P14">In aggiunta devono essere presenti dei comandi per incrementare o decrementare al volo la quantità di un oggetto (se essa sia espressa come numero): se devo prelevare un cavo di rete, voglio poter aggiornare al volo lo stato dell'inventario, decrementando il numero dalla scatola sorgente. Allo stesso modo voglio poter incrementare il numero di elementi nella scatola in cui lo riporrò<text:span text:style-name="T4"> dopo averlo usato</text:span>.</text:p>
      <text:h text:style-name="P7" text:outline-level="2">Documentazione</text:h>
      <text:p text:style-name="P14">È richiesta la possibilità di generare dei documenti con le etichette da stampare per i contenitori di interesse, specificati dall'utente. In queste etichette deve apparire in grande l'ID e devono essere riportate il tipo del contenitore e la descrizione dello stesso.</text:p>
      <text:p text:style-name="P14"><text:soft-page-break/>(opzionale) Deve poter essere generata una documentazione di inventario per i contenitori specificati dall'utente.</text:p>
      <text:h text:style-name="P2" text:outline-level="1">Specification of requirements</text:h>
      <text:p text:style-name="P14">Create a software that allows you to catalog the contents of a warehouse, an office or anything else you want to organize.</text:p>
      <text:p text:style-name="P14">The elements that must be managed are divided into:</text:p>
      <text:p text:style-name="P14"><text:s text:c="4"/>• objects, ie all the elements that you want to manage that cannot contain others</text:p>
      <text:p text:style-name="P14"><text:s text:c="4"/>• containers, ie all the elements that can contain objects or other containers, as well as being contained in their turn</text:p>
      <text:h text:style-name="Heading_20_2" text:outline-level="2">Object templates</text:h>
      <text:p text:style-name="P14">A page or section of the program is required, in which it is possible to define the object templates, that is the types of objects that you want to manage in the containers.</text:p>
      <text:p text:style-name="P14">For each object it is required to define a type, divided into 5 subtypes: this to facilitate searches and cataloging.</text:p>
      <text:p text:style-name="P14">For example, a digital multimeter can be defined with type [type 1] "measuring instrument", the other types are null, while a cable can be defined as [type 1] "cable", [type 2] "data", [ type 3] "VGA M" (VGA male connector), [type 4] "VGA F" (VGA female connector).</text:p>
      <text:p text:style-name="P14">Then the cataloging depends on the needs of the user, who will still have full freedom to use the 5 fields or not. The type to be shown on the screen is then the concatenation of these 5 values, if not null, alternating with dashes "-":</text:p>
      <text:p text:style-name="P14">&lt;type 1&gt; - &lt;type 2&gt; - &lt;type 3&gt; - ...</text:p>
      <text:p text:style-name="P14">&lt;type 1&gt; cannot be null, if a subsequent type is null, all subsequent ones must be null.</text:p>
      <text:p text:style-name="P14">In addition to the type, a description must be able to be defined.</text:p>
      <text:p text:style-name="P14">The system must not allow the definition of 2 identical templates for types and description.</text:p>
      <text:p text:style-name="P14">The fields of definition of the 5 subtypes must allow to choose between the values ​​already in use: in this way I do not run the risk of calling type 3 "VGA female", when I previously used the notation "VGA F".</text:p>
      <text:p text:style-name="P14">To improve the usability of the page, the list of templates must be able to be filtered, setting values ​​for each of the types.</text:p>
      <text:h text:style-name="Heading_20_2" text:outline-level="2">Definition of containers</text:h>
      <text:p text:style-name="P14">A page or section of the program must be defined in which to manage the containers.</text:p>
      <text:p text:style-name="P14">A container must be associated with an ID, unique in the system.</text:p>
      <text:p text:style-name="P14">You can specify a type, with the system that allows you to fish among those already in use.</text:p>
      <text:p text:style-name="P14">You can specify a description.</text:p>
      <text:p text:style-name="P14"><text:soft-page-break/>A container can be contained in another: if it is, it must be clearly visible, as must be the commands to choose who contains it or reset it. Obviously, the system must prevent absurdities, such as recursions, such as container A containing B containing A.</text:p>
      <text:p text:style-name="P14">A container can contain others: this aspect must also be visible again, with the possibility of adding or removing the containers included (always preventing the creation of loops as described above). The possibility of changing the order of presentation of the containers contained in their list is also required.</text:p>
      <text:p text:style-name="P14">Last but not least, it must be possible to insert objects: an object must be created starting from a template (those defined above), which can be associated with a serial ID or an ID in general, a note and a quantity .</text:p>
      <text:p text:style-name="P14">The quantity can be a number, in which case buttons must also be present to easily increment / decrement it. But it can also be "one box", "one ream" text.</text:p>
      <text:p text:style-name="P14">In the object list there can be several lines with the same type, perhaps because the user wants to specify notes, serial numbers or for whatever needs he has.</text:p>
      <text:p text:style-name="P14">By editing an object template in the appropriate section, the changes must be reflected to all the objects instantiated in the containers. But if i delete a template, any instances in the boxes must remain valid (to choose whether to prevent the deletion of the templates in use or otherwise).</text:p>
      <text:p text:style-name="P14">The possibility of changing the order of the same in the list must also be provided for the objects.</text:p>
      <text:p text:style-name="P14">Here, too, there must be a system to filter the containers by type.</text:p>
      <text:h text:style-name="Heading_20_2" text:outline-level="2">Research</text:h>
      <text:p text:style-name="P14">The purpose of cataloging containers and objects is to allow you to find something easily.</text:p>
      <text:p text:style-name="P14">For this reason, the search function must be provided in which, by specifying the type (divided into the 5 sections defined above), it is easy to find where there are items that meet your needs.</text:p>
      <text:p text:style-name="P14">The list must propose all the objects that meet the search criteria, showing their characteristics, with the specification of where they are: eg. "MAG01 \ ARM02 \ SC03", where the user with MAG01 has baptized the ID of a warehouse, with ARM02 a cabinet contained in it and with SC03 a box.</text:p>
      <text:p text:style-name="P14">In addition, commands must be present to increase or decrease the quantity of an object on the fly (if it is expressed as a number): if I need to take a network cable, I want to be able to update the inventory status on the fly, decreasing the number from the source box. Likewise I want to be able to increase the number of elements in the</text:p>
      <text:h text:style-name="P3" text:outline-level="1">DATI</text:h>
      <text:h text:style-name="P4" text:outline-level="2">KB1</text:h>
      <text:h text:style-name="Heading_20_3" text:outline-level="3">DEFINIZIONE DEGLI OGGETTI</text:h>
      <text:p text:style-name="P8"/>
      <text:p text:style-name="Standard"><text:span text:style-name="T1">SYS</text:span></text:p>
      <text:p text:style-name="Standard"><text:span text:style-name="T1"><text:tab/>:SYSTE</text:span></text:p>
      <text:p text:style-name="Standard"><text:span text:style-name="T1"><text:tab/>.cntObjTplN = n° degli oggetti creati ;</text:span></text:p>
      <text:p text:style-name="P8"/>
      <text:p text:style-name="Standard"><text:span text:style-name="T1">cntObjTbl_[#]</text:span></text:p>
      <text:p text:style-name="Standard"><text:span text:style-name="T1"><text:tab/>:cntObjTpl</text:span></text:p>
      <text:p text:style-name="Standard"><text:span text:style-name="T1"><text:tab/>.IDX=#</text:span></text:p>
      <text:p text:style-name="Standard"><text:span text:style-name="T1"><text:tab/>.TYP1= type principale, altri dipendono da questo (anche per filtri, ricerche...)</text:span></text:p>
      <text:p text:style-name="Standard"><text:span text:style-name="T1"><text:tab/>.TYP2=type secondario</text:span></text:p>
      <text:p text:style-name="Standard"><text:span text:style-name="T1"><text:tab/>.TYP3=type secondario (definibile se TYP2 def)</text:span></text:p>
      <text:p text:style-name="Standard"><text:span text:style-name="T1"><text:tab/>.TYP4=type secondario (definibile se previous def)</text:span></text:p>
      <text:p text:style-name="Standard"><text:span text:style-name="T1"><text:tab/>.TYP5=type secondario (definibile se previous def)</text:span></text:p>
      <text:p text:style-name="Standard"><text:span text:style-name="T1"><text:tab/>.DSC=descrizione accessoria oggetto (insieme a TYPs concorre a differenziarlo)</text:span></text:p>
      <text:p text:style-name="Standard"><text:span text:style-name="T1"><text:tab/>.typFul=TYP1 [- TYP2 [- TYP3 [- TYP4 [- TYP5]]]]</text:span></text:p>
      <text:p text:style-name="Standard"/>
      <text:h text:style-name="Heading_20_3" text:outline-level="3">DEFINIZIONE CONTENITORI</text:h>
      <text:p text:style-name="P8"/>
      <text:p text:style-name="Standard"><text:span text:style-name="T1">SYS</text:span></text:p>
      <text:p text:style-name="Standard"><text:span text:style-name="T1"><text:tab/>:SYSTEM</text:span></text:p>
      <text:p text:style-name="Standard"><text:span text:style-name="T1"><text:tab/>:cntN=n° dei contenitori definiti</text:span></text:p>
      <text:p text:style-name="P8"/>
      <text:p text:style-name="Standard"><text:span text:style-name="T1">cnt_[#]</text:span></text:p>
      <text:p text:style-name="Standard"><text:span text:style-name="T1"><text:tab/>:CNT</text:span></text:p>
      <text:p text:style-name="Standard"><text:span text:style-name="T1"><text:tab/>.IDX=#</text:span></text:p>
      <text:p text:style-name="Standard"><text:span text:style-name="T1"><text:tab/>.ID=id univoco del contenitore</text:span></text:p>
      <text:p text:style-name="Standard"><text:span text:style-name="T1"><text:tab/>.TYP=type del contenitore</text:span></text:p>
      <text:p text:style-name="Standard"><text:span text:style-name="T1"><text:tab/>.DSC=descrizione del contenitore</text:span></text:p>
      <text:p text:style-name="P8"/>
      <text:p text:style-name="Standard"><text:span text:style-name="T1"><text:tab/>itm_[n]</text:span></text:p>
      <text:p text:style-name="Standard"><text:span text:style-name="T1"><text:tab/><text:tab/>:cntObj</text:span></text:p>
      <text:p text:style-name="Standard"><text:span text:style-name="T1"><text:tab/><text:tab/>.IDX = IDX cntObjTpl di origine</text:span></text:p>
      <text:p text:style-name="Standard"><text:span text:style-name="T1"><text:tab/><text:tab/>.TYP1</text:span></text:p>
      <text:p text:style-name="Standard"><text:span text:style-name="T1"><text:tab/><text:tab/>.TYP2</text:span></text:p>
      <text:p text:style-name="Standard"><text:span text:style-name="T1"><text:tab/><text:tab/>.TYP3</text:span></text:p>
      <text:p text:style-name="Standard"><text:span text:style-name="T1"><text:tab/><text:tab/>.TYP4</text:span></text:p>
      <text:p text:style-name="Standard"><text:span text:style-name="T1"><text:tab/><text:tab/>.TYP5</text:span></text:p>
      <text:p text:style-name="Standard"><text:span text:style-name="T1"><text:tab/><text:tab/>.DSC</text:span></text:p>
      <text:p text:style-name="Standard"><text:span text:style-name="T1"><text:tab/><text:tab/>.SER</text:span></text:p>
      <text:p text:style-name="Standard"><text:span text:style-name="T1"><text:tab/><text:tab/>.NOTE</text:span></text:p>
      <text:p text:style-name="Standard"><text:span text:style-name="T1"><text:tab/><text:tab/>.QTY</text:span></text:p>
      <text:p text:style-name="P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Microsoft Sans Serif" svg:font-family="'Microsoft Sans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16T10:38:02.237000000</meta:creation-date>
    <dc:date>2021-09-16T16:10:11.039000000</dc:date>
    <meta:editing-duration>PT4H1M28S</meta:editing-duration>
    <meta:editing-cycles>3</meta:editing-cycles>
    <meta:generator>LibreOffice/7.1.4.2$Windows_X86_64 LibreOffice_project/a529a4fab45b75fefc5b6226684193eb000654f6</meta:generator>
    <meta:document-statistic meta:table-count="0" meta:image-count="0" meta:object-count="0" meta:page-count="6" meta:paragraph-count="109" meta:word-count="1798" meta:character-count="10792" meta:non-whitespace-character-count="9049"/>
  </office:meta>
</office:document-meta>
</file>